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fo:min-height="0.4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5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</text:span><text:span text:style-name="T1">l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</text:span><text:span text:style-name="T1">nm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</text:span><text:span text:style-name="T2">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0.53cm" svg:y="2.475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roble</text:span><text:span text:style-name="T4">m: </text:span><text:span text:style-name="T4">“Maliy</text:span><text:span text:style-name="T4">et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Talimatlar: </text:span><text:span text:style-name="T6">Luigi’nin Pizza </text:span><text:span text:style-name="T6">Dükkanı seni </text:span><text:span text:style-name="T6">programcı </text:span><text:span text:style-name="T6">olarak işe aldı</text:span><text:span text:style-name="T7">. </text:span><text:span text:style-name="T7">Dükkanda </text:span><text:span text:style-name="T7">peynirli pizza</text:span></text:p>
            <text:p text:style-name="P3"><text:span text:style-name="T7">($9.00), sucuklu </text:span><text:span text:style-name="T7">pizza ($10.50), </text:span><text:span text:style-name="T7">tavuklu pizza </text:span><text:span text:style-name="T7">($11.25) ve <text:s/></text:span><text:span text:style-name="T7">brokolili pizza </text:span><text:span text:style-name="T7">($10.25) </text:span><text:span text:style-name="T7">satılmakta.</text:span></text:p>
            <text:p text:style-name="P3"><text:span text:style-name="T7">Maliyet adında </text:span><text:span text:style-name="T7">bir fonksiyon </text:span><text:span text:style-name="T7">yazın ve bu </text:span><text:span text:style-name="T7">fonksiyona </text:span><text:span text:style-name="T7">pizzanın adı </text:span><text:span text:style-name="T7">girildiğinde </text:span><text:span text:style-name="T7">pizzanın fiyatını </text:span><text:span text:style-name="T7">versin.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8">H</text:span><text:span text:style-name="T8">e</text:span><text:span text:style-name="T8">r </text:span><text:span text:style-name="T8">k</text:span><text:span text:style-name="T8">o</text:span><text:span text:style-name="T8">n</text:span><text:span text:style-name="T8">t</text:span><text:span text:style-name="T8">r</text:span><text:span text:style-name="T8">a</text:span><text:span text:style-name="T8">t </text:span><text:span text:style-name="T8">ü</text:span><text:span text:style-name="T8">ç </text:span><text:span text:style-name="T8">b</text:span><text:span text:style-name="T8">ö</text:span><text:span text:style-name="T8">l</text:span><text:span text:style-name="T8">ü</text:span><text:span text:style-name="T8">m</text:span><text:span text:style-name="T8">d</text:span><text:span text:style-name="T8">e</text:span><text:span text:style-name="T8">n </text:span><text:span text:style-name="T8">o</text:span><text:span text:style-name="T8">l</text:span><text:span text:style-name="T8">u</text:span><text:span text:style-name="T8">ş</text:span><text:span text:style-name="T8">m</text:span><text:span text:style-name="T8">a</text:span><text:span text:style-name="T8">k</text:span><text:span text:style-name="T8">t</text:span><text:span text:style-name="T8">a</text:span><text:span text:style-name="T8">d</text:span><text:span text:style-name="T8">ır</text:span><text:span text:style-name="T8">..</text:span><text:span text:style-name="T8">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rnekle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azı örnekler </text:span><text:span text:style-name="T8">yazın, sonra neyin </text:span><text:span text:style-name="T8">değiştiğini </text:span><text:span text:style-name="T8">yuvarlak içine alın </text:span><text:span text:style-name="T8">ve kısaca </text:span><text:span text:style-name="T8">açıklayın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ütün girdi </text:span><text:span text:style-name="T8">değerlerine </text:span><text:span text:style-name="T8">verilen değişken </text:span><text:span text:style-name="T8">isimlerine göre </text:span><text:span text:style-name="T8">tanımı yazın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define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nksiyonun </text:span><text:span text:style-name="T13">a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3">çı</text:span><text:span text:style-name="T13">kt</text:span><text:span text:style-name="T13">ı(l</text:span><text:span text:style-name="T13">ar</text:span><text:span text:style-name="T13">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nksiyonun yaptığ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aliye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nksiyonun a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peynirli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nksiyonun a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255cm" svg:x="8.27cm" svg:y="17.549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5</text:span></text:p>
          </draw:text-box>
        </draw:frame>
        <draw:frame draw:style-name="gr34" draw:text-style-name="P15" draw:layer="layout" svg:width="8.816cm" svg:height="0.551cm" svg:x="2.001cm" svg:y="4.54cm">
          <draw:text-box>
            <text:p text:style-name="P3"><text:span text:style-name="T12">Kont</text:span><text:span text:style-name="T12">rat </text:span><text:span text:style-name="T12">ve </text:span><text:span text:style-name="T12">İfade</text:span><text:span text:style-name="T12">nin </text:span><text:span text:style-name="T12">Amac</text:span><text:span text:style-name="T12">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on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581cm" svg:x="7.216cm" svg:y="1.68cm">
          <draw:text-box>
            <text:p text:style-name="P3"><text:span text:style-name="T4">Problem: </text:span><text:span text:style-name="T4">“oyuncu-</text:span><text:span text:style-name="T4">güncelle”</text:span></text:p>
          </draw:text-box>
        </draw:frame>
        <draw:frame draw:style-name="gr37" draw:text-style-name="P13" draw:layer="layout" svg:width="18.536cm" svg:height="0.873cm" svg:x="2.122cm" svg:y="2.786cm">
          <draw:text-box>
            <text:p text:style-name="P3"><text:span text:style-name="T5">Talimatlar: </text:span><text:span text:style-name="T6">“oyuncu-</text:span><text:span text:style-name="T6">güncelle” </text:span><text:span text:style-name="T6">adında bir </text:span><text:span text:style-name="T6">fonksiyon </text:span><text:span text:style-name="T6">yazın.</text:span><text:span text:style-name="T7"> Bu </text:span><text:span text:style-name="T7">fonksiyon </text:span><text:span text:style-name="T7">oyuncunun </text:span></text:p>
            <text:p text:style-name="P3"><text:span text:style-name="T7">Y-koordinatını </text:span><text:span text:style-name="T7">ve basılan tuşu </text:span><text:span text:style-name="T7">girdi olarak </text:span><text:span text:style-name="T7">alır ve tuşunun </text:span><text:span text:style-name="T7">yönüne göre </text:span><text:span text:style-name="T7">yeni y-</text:span><text:span text:style-name="T7">koordinatını </text:span><text:span text:style-name="T7">verir.</text:span></text:p>
          </draw:text-box>
        </draw:frame>
        <draw:frame draw:style-name="gr34" draw:text-style-name="P15" draw:layer="layout" svg:width="8.816cm" svg:height="0.551cm" svg:x="2.023cm" svg:y="4.132cm">
          <draw:text-box>
            <text:p text:style-name="P3"><text:span text:style-name="T12">Kontrat </text:span><text:span text:style-name="T12">ve </text:span><text:span text:style-name="T12">İfadenin </text:span><text:span text:style-name="T12">Amac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8">Her kontrat üç </text:span><text:span text:style-name="T8">bölümden </text:span><text:span text:style-name="T8">oluşmaktadır..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rnekle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ÖRNEK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anı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ütün girdi </text:span><text:span text:style-name="T8">değerlerine </text:span><text:span text:style-name="T8">verilen değişken </text:span><text:span text:style-name="T8">isimlerine göre </text:span><text:span text:style-name="T8">tanımı yazın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define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255cm" svg:x="3.052cm" svg:y="6.221cm">
          <draw:text-box>
            <text:p text:style-name="P3"><text:span text:style-name="T13">fonksiyon a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3">girdi(ler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3">çıktı(lar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nksiyonun yaptığ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yuncu-</text:span><text:span text:style-name="T9">güncell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255cm" svg:x="4.738cm" svg:y="10.336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20 <text:s/>"up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yuncu-</text:span><text:span text:style-name="T9">güncell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255cm" svg:x="4.738cm" svg:y="11.649cm">
          <draw:text-box>
            <text:p text:style-name="P3"><text:span text:style-name="T13">fonksiyon a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00 <text:s/>"down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255cm" svg:x="4.738cm" svg:y="12.963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nksiyonun ürettiği değ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255cm" svg:x="4.738cm" svg:y="14.277cm">
          <draw:text-box draw:corner-radius="0.11cm">
            <text:p text:style-name="P3"><text:span text:style-name="T13">fonksiyon a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rdil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nksiyonun ürettiği değ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255cm" svg:x="4.515cm" svg:y="17.078cm">
          <draw:text-box>
            <text:p text:style-name="P3"><text:span text:style-name="T13">fonksiyon a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255cm" svg:x="8.27cm" svg:y="17.078cm">
          <draw:text-box>
            <text:p text:style-name="P3"><text:span text:style-name="T13">değişkenl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8" draw:text-style-name="P8" draw:layer="layout" svg:width="0.451cm" svg:height="0.412cm" svg:x="10.619cm" svg:y="26.446cm">
          <draw:text-box>
            <text:p text:style-name="P3"><text:span text:style-name="T3">26</text:span></text:p>
          </draw:text-box>
        </draw:frame>
        <draw:frame draw:style-name="gr41" draw:text-style-name="P14" draw:layer="layout" svg:width="12.385cm" svg:height="0.352cm" svg:x="1.875cm" svg:y="8.978cm">
          <draw:text-box>
            <text:p text:style-name="P3"><text:span text:style-name="T8">Bazı örnekler </text:span><text:span text:style-name="T8">yazın, sonra neyin </text:span><text:span text:style-name="T8">değiştiğini </text:span><text:span text:style-name="T8">yuvarlak içine alın </text:span><text:span text:style-name="T8">ve kısaca </text:span><text:span text:style-name="T8">açıklayın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o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02:09:47.285168141</dc:date>
    <meta:editing-duration>P1DT11H3M40S</meta:editing-duration>
    <meta:editing-cycles>19</meta:editing-cycles>
    <meta:generator>LibreOffice/6.2.5.2$Linux_X86_64 LibreOffice_project/20$Build-2</meta:generator>
    <meta:document-statistic meta:object-count="269"/>
  </office:meta>
</office:document-meta>
</file>